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>
      <style:text-properties officeooo:paragraph-rsid="001c0b8a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2">
      <style:paragraph-properties fo:margin-top="0cm" fo:margin-bottom="0cm" style:contextual-spacing="false"/>
      <style:text-properties officeooo:paragraph-rsid="001c0b8a"/>
    </style:style>
    <style:style style:name="T1" style:family="text">
      <style:text-properties officeooo:rsid="001a9f8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c0b8a"/>
    </style:style>
    <style:style style:name="T4" style:family="text">
      <style:text-properties officeooo:rsid="001d569d"/>
    </style:style>
    <style:style style:name="T5" style:family="text">
      <style:text-properties officeooo:rsid="001d5e4e"/>
    </style:style>
    <style:style style:name="T6" style:family="text">
      <style:text-properties officeooo:rsid="0020338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ПУБЛИЧНАЯ ОФЕРТА НА ЗАКЛЮЧЕНИЕ ДОГОВОРА ОБ ОКАЗАНИИ ИНФОРМАЦИОННО-ТЕХНИЧЕСКИХ УСЛУГ ДЛЯ ИГРОКОВ</text:span><text:line-break/>Редакция от 22 сентября 2025 г.<text:line-break/>Индивидуальный предприниматель Рудык Леонид Андреевич, ИНН 772078470707, ОГРНИП 318774600640774, адрес: город Москва (Инспекция ФНС России № 20 по г. Москве), именуемый в дальнейшем "Оператор", предлагает любому дееспособному физическому лицу, именуемому в дальнейшем "Пользователь" (или "Игрок"), заключить договор на оказание информационно-технических услуг по предоставлению доступа к онлайн-платформе "Звёздное Веретено" (далее — "Договор") на условиях, изложенных в настоящей публичной оферте (далее — "Оферта").</text:p>
      <text:p text:style-name="P1">В соответствии со ст. 437 Гражданского кодекса РФ, настоящая Оферта является публичным предложением. Акцепт (принятие) Оферты осуществляется путём совершения Пользователем конклюдентных действий: регистрации на сайте <text:span text:style-name="T1">lk</text:span>.zvezdnoe-vereteno.ru, оплаты услуг или использования платформы. Акцепт Оферты означает полное и безоговорочное принятие всех её условий.</text:p>
      <text:h text:style-name="Heading_20_4" text:outline-level="4">1. Общие положения</text:h>
      <text:p text:style-name="P1"><text:span text:style-name="T2">1.1.</text:span> <text:span text:style-name="Strong_20_Emphasis">Предмет Договора</text:span>: Оператор предоставляет Пользователю исключительно информационно-технические услуги в виде доступа к онлайн-платформе "Звёздное Веретено" (далее — "Платформа"), функционирующей как цифровой инструмент для самостоятельного участия <text:span text:style-name="T1">и проведения</text:span> настольн<text:span text:style-name="T1">о-</text:span>ролевых игр (НРИ). Платформа обеспечивает следующие услуги:</text:p>
      <text:list text:style-name="L1">
        <text:list-item>
          <text:p text:style-name="P2"><text:span text:style-name="Strong_20_Emphasis">Доступ к личному кабинету</text:span>: регистрация, авторизация, управление профилем </text:p>
        </text:list-item>
        <text:list-item>
          <text:p text:style-name="P2"><text:span text:style-name="Strong_20_Emphasis">Поиск игровых групп</text:span>: фильтрация по формату, сезону, статусу набора; просмотр деталей групп. </text:p>
        </text:list-item>
        <text:list-item>
          <text:p text:style-name="P2"><text:span text:style-name="Strong_20_Emphasis">Присоединение к группам</text:span>: подача заявок с сообщениями мастеру, присоединение по реферальным ссылкам, отслеживание статуса заявок, выход из групп.</text:p>
        </text:list-item>
        <text:list-item>
          <text:p text:style-name="P2"><text:span text:style-name="Strong_20_Emphasis">Управление персонажами</text:span>: создание, редактирование, загрузка аватаров и листов персонажей (PDF). </text:p>
        </text:list-item>
        <text:list-item>
          <text:p text:style-name="P2"><text:span text:style-name="Strong_20_Emphasis">Просмотр истории участия</text:span>: доступ к отчётам о сессиях, статусам списаний <text:span text:style-name="T1">пропусков</text:span>. </text:p>
        </text:list-item>
        <text:list-item>
          <text:p text:style-name="P2"><text:span text:style-name="Strong_20_Emphasis">Покупка </text:span><text:span text:style-name="Strong_20_Emphasis"><text:span text:style-name="T3">путёвок</text:span></text:span>: приобретение предоплаченных <text:span text:style-name="T3">пропусков</text:span> для бронирования сессий. </text:p>
        </text:list-item>
        <text:list-item>
          <text:p text:style-name="P3"><text:span text:style-name="Strong_20_Emphasis">Уведомления</text:span>: получение сообщений о заявках, отчётах, списаниях через интерфейс. Платформа выступает в роли технического посредника, обеспечивающего матчинг (сопоставление) Игроков с независимыми мастерами, не состоящими в трудовых или иных отношениях с Оператором. Оператор не организует, не проводит и не контролирует сессии НРИ, не несёт ответственности за действия, бездействие или решения мастеров (включая отмену, перенос, некачественное проведение сессий или их отсутствие), а также за любые убытки, связанные с ними. Услуги Оператора ограничиваются предоставлением интерфейса для обмена информацией, бронирования и обработки платежей, без вмешательства в содержание игр. </text:p>
          <text:p text:style-name="P3"><text:soft-page-break/><text:span text:style-name="T2">1.2.</text:span> Услуги оказываются в соответствии с Федеральным законом № 2300-1 "О защите прав потребителей", № 152-ФЗ "О персональных данных" и № 161-ФЗ "О национальной платежной системе". </text:p>
          <text:p text:style-name="P3"><text:span text:style-name="T2">1.3.</text:span> Оферта размещена на сайте <text:span text:style-name="T3">lk</text:span>.zvezdnoe-vereteno.ru/oferta и может быть изменена Оператором в одностороннем порядке. Новая редакция вступает в силу с момента публикации. </text:p>
        </text:list-item>
      </text:list>
      <text:h text:style-name="Heading_20_4" text:outline-level="4">2. Права и обязанности сторон</text:h>
      <text:p text:style-name="P1"><text:span text:style-name="T2">2.1.</text:span> <text:span text:style-name="Strong_20_Emphasis">Оператор обязуется</text:span>:</text:p>
      <text:list text:style-name="L2">
        <text:list-item>
          <text:p text:style-name="P5">Обеспечить технический доступ к Платформе в рамках оплаченных услуг или бесплатного функционала. </text:p>
        </text:list-item>
        <text:list-item>
          <text:p text:style-name="P5">Обработать платежи и уведомления. </text:p>
        </text:list-item>
        <text:list-item>
          <text:p text:style-name="P6">Информировать о технических изменениях в работе Платформы. Оператор не гарантирует доступность мастеров, проведение сессий или их соответствие ожиданиям Пользователя, <text:span text:style-name="T3">но обязуется предпринять все возможные организационные усилия для обеспечения качественного проведения игры, при необходимости связываясь с мастерами и клубами.</text:span></text:p>
          <text:p text:style-name="P6"><text:span text:style-name="T2">2.2.</text:span> <text:span text:style-name="Strong_20_Emphasis">Пользователь обязуется</text:span>: </text:p>
        </text:list-item>
        <text:list-item>
          <text:p text:style-name="P5">Предоставлять достоверные данные при регистрации и создании профиля. </text:p>
        </text:list-item>
        <text:list-item>
          <text:p text:style-name="P5">Уведомлять мастера или Оператора о невозможности участия в забронированной сессии не менее чем за 24 часа до её начала. </text:p>
        </text:list-item>
        <text:list-item>
          <text:p text:style-name="P5">Не использовать Платформу для незаконных целей (спам, нарушение прав третьих лиц, хакерские атаки). <text:line-break/><text:span text:style-name="T2">2.3.</text:span> <text:span text:style-name="Strong_20_Emphasis">Запрещено</text:span>: </text:p>
        </text:list-item>
        <text:list-item>
          <text:p text:style-name="P5">Копировать контент Платформы без письменного согласия Оператора. </text:p>
        </text:list-item>
        <text:list-item>
          <text:p text:style-name="P5">Распространять вредоносное ПО. </text:p>
        </text:list-item>
        <text:list-item>
          <text:p text:style-name="P4">Пытаться обойти правила списания баттлпассов или возвратов. </text:p>
        </text:list-item>
      </text:list>
      <text:h text:style-name="Heading_20_4" text:outline-level="4">3. Обработка персональных данных</text:h>
      <text:p text:style-name="P1">Интегрированная политика обработки персональных данных в соответствии с Федеральным законом № 152-ФЗ. Полный текст политики доступен по ссылке <text:span text:style-name="T3">lk</text:span>.zvezdnoe-vereteno.ru/privacy. Акцепт Оферты означает согласие на обработку данных.<text:line-break/><text:span text:style-name="T2">3.1.</text:span> Оператор является оператором персональных данных и обрабатывает их для целей: заключения Договора, предоставления доступа к Платформе, матчинга с мастерами, рассылок, аналитики.<text:line-break/><text:span text:style-name="T2">3.2.</text:span> <text:span text:style-name="Strong_20_Emphasis">Перечень данных</text:span>: имя, email, телефон, IP-адрес, cookie, никнейм, заметки о себе, опыт в НРИ, данные персонажей (имя, аватар, архетип, лист персонажа), информация о бронированиях и заявках, <text:span text:style-name="T3">оставленные пользователем контактные данные о себе для связи</text:span>.<text:line-break/><text:span text:style-name="T2">3.3.</text:span> <text:span text:style-name="Strong_20_Emphasis">Способы обработки</text:span>: автоматизированные (через серверы Платформы) и неавтоматизированные. Срок хранения: до достижения цели обработки или отзыва согласия, но не менее 3 лет в соответствии с законодательством РФ.<text:line-break/><text:span text:style-name="T2">3.4.</text:span> <text:span text:style-name="Strong_20_Emphasis">Права Пользователя</text:span>: доступ к данным, их исправление, блокировка или удаление, отзыв согласия на обработку по email <text:span text:style-name="T3">tech@zvezdnoe-vereteno.ru</text:span>.<text:line-break/><text:span text:style-name="T2">3.5.</text:span> <text:span text:style-name="Strong_20_Emphasis">Защита данных</text:span>: Оператор использует шифрование, антивирусные меры и другие технические средства защиты. При утечке данных Оператор уведомляет Роскомнадзор в <text:soft-page-break/>течение 24 часов.<text:line-break/><text:span text:style-name="T2">3.6.</text:span> <text:span text:style-name="Strong_20_Emphasis">Трансграничная передача</text:span>: не осуществляется.<text:line-break/><text:span text:style-name="T2">3.7.</text:span> <text:span text:style-name="Strong_20_Emphasis">Третьи лица</text:span>: данные могут передаваться независимым мастерам (для бронирования сессий) и платёжным агрегаторам (для обработки платежей) с соблюдением конфиденциальности.</text:p>
      <text:h text:style-name="Heading_20_4" text:outline-level="4">4. Приём платежей, оплата, политика возвратов и списаний</text:h>
      <text:p text:style-name="P1">Интегрированная политика приёма платежей в соответствии с Федеральными законами № 161-ФЗ и № 54-ФЗ, с учётом особенностей <text:span text:style-name="T4">путёвок </text:span>и списаний за неявку.<text:line-break/><text:span text:style-name="T2">4.1. </text:span><text:span text:style-name="Strong_20_Emphasis">Оплата</text:span>: производится в рублях РФ через банковские карты или Систему быстрых платежей (СБП) с использованием сервиса YooKassa.<text:line-break/><text:span text:style-name="T2">4.2. </text:span><text:span text:style-name="Strong_20_Emphasis">Цены</text:span>: указаны на сайте <text:span text:style-name="T3">lk</text:span>.zvezdnoe-vereteno.ru. Комиссии за оплату отсутствуют. <text:span text:style-name="T3">Цены не включают </text:span><text:span text:style-name="T5">оплату </text:span><text:span text:style-name="T3">стоимост</text:span><text:span text:style-name="T5">и</text:span><text:span text:style-name="T3"> игры у мастера, она оплачивается отдельно и индивидуально.</text:span><text:line-break/><text:span text:style-name="T2">4.3. </text:span><text:span text:style-name="Strong_20_Emphasis">Порядок оплаты</text:span>: Пользователь выбирает <text:span text:style-name="T5">путёвку</text:span> или услугу, вводит платёжные данные, подтверждает платёж. Оплата является акцептом Оферты. <text:span text:style-name="T4">Путёвки</text:span> представляет собой невозвратный набор предоплаченных кредитов (эквивалентных одной или нескольким сессиям НРИ), которые активируются немедленно после оплаты и используются для бронирования сессий через Платформу, <text:span text:style-name="T3">списываясь после сыгранной игры или в случае неявки на игру без уведомления за 24 часа</text:span>.<text:line-break/><text:span text:style-name="T2">4.4. </text:span><text:span text:style-name="Strong_20_Emphasis">Фискализация</text:span>: Оператор использует онлайн-контрольно-кассовую технику (ККТ). Чек направляется на email или по SMS автоматически после оплаты.<text:line-break/><text:span text:style-name="T2">4.5.</text:span> <text:span text:style-name="Strong_20_Emphasis">Политика возвратов</text:span>: Средства, уплаченные за <text:span text:style-name="T4">путёвки</text:span>, возврату не подлежат, так как <text:span text:style-name="T4">путёвка</text:span> является предоплаченным цифровым продуктом, активируемым немедленно после покупки и используемым для доступа к услугам третьих лиц (мастеров), что исключает возможность отмены в силу его природы (аналогично невозвратному абонементу). Возврат возможен только за отдельные услуги, не включённые в <text:span text:style-name="T4">путёвку</text:span>, если они не были оказаны по вине Оператора (например, из-за технического сбоя Платформы), в течение 10 дней с момента оплаты в соответствии с Федеральным законом № 2300-1 "О защите прав потребителей". Заявка на возврат подаётся по email <text:span text:style-name="T4">tech@zveznoe-vereteno.ru</text:span> с указанием причины. Оператор вправе отказать в возврате при нарушении Пользователем условий Оферты (например, неоднократные случаи неявки).<text:line-break/><text:span text:style-name="T2">4.6. </text:span><text:span text:style-name="Strong_20_Emphasis">Политика списаний</text:span>: В случае неявки Пользователя на забронированную сессию НРИ без уведомления мастера или Оператора не менее чем за 24 часа до начала сессии, Оператор вправе автоматически списать один кредит (эквивалент одной сессии) с <text:span text:style-name="T4">путёвок</text:span> Пользователя в качестве компенсации за резервирование технических ресурсов Платформы и времени мастера. Аналогичное списание применяется при отмене бронирования Пользователем менее чем за 24 часа до начала сессии. Неиспользованные кредиты <text:span text:style-name="T4">путёвок</text:span> не подлежат возврату или переносу на другие аккаунты, если иное не указано в описании <text:span text:style-name="T4">путёвок.</text:span> Списание не является штрафом, а представляет собой механизм учёта использования предоплаченных услуг.<text:line-break/><text:span text:style-name="T2">4.7. </text:span><text:span text:style-name="Strong_20_Emphasis">Безопасность платежей</text:span>: Платежи обрабатываются в соответствии со стандартом PCI DSS. Платёжные данные (например, данные карт) не хранятся Оператором и передаются только сертифицированному платёжному агрегатору.</text:p>
      <text:h text:style-name="Heading_20_4" text:outline-level="4"><text:soft-page-break/>5. Ответственность и разрешение споров</text:h>
      <text:p text:style-name="P1"><text:span text:style-name="T2">5.1. </text:span>Оператор не несёт ответственности за действия, бездействие или решения мастеров (включая отмену, перенос, некачественное проведение сессий НРИ или их отсутствие), так как мастера являются независимыми контрагентами, не связанными с Оператором трудовыми или иными отношениями. Ответственность Оператора ограничена стоимостью оплаченных информационно-технических услуг. <text:span text:style-name="T4">При этом Оператор обязуется предпринять все возможные действия </text:span><text:span text:style-name="T6">для недопущения таких ситуаций и, по возможности, компенсировать доставленные третьей стороной неудобства начислением дополнительных билетов на игры или иным способом поддержать положительный опыт от пользования Платформой.</text:span><text:line-break/><text:span text:style-name="T2">5.2. </text:span>Оператор не несёт ответственности за убытки, возникшие в результате использования Платформы третьими лицами, технических сбоев или иных обстоятельств, не зависящих от Оператора.<text:line-break/><text:span text:style-name="T2">5.3. </text:span>Применимое право: законодательство Российской Федерации. Споры разрешаются в суде по месту нахождения Оператора (город Москва).<text:line-break/><text:span text:style-name="T2">5.4. </text:span>Форс-мажор: Оператор освобождается от ответственности за неисполнение обязательств вследствие обстоятельств непреодолимой силы (война, стихийные бедствия и т.д.).</text:p>
      <text:h text:style-name="Heading_20_4" text:outline-level="4">6. Заключительные положения</text:h>
      <text:p text:style-name="P1"><text:span text:style-name="T2">6.1. </text:span>Договор действует с момента акцепта (регистрация, оплата или использование Платформы) до расторжения (отказ от услуг, отзыв согласия на обработку данных, исчерпание кредитов <text:span text:style-name="T5">путёвок</text:span>).<text:line-break/><text:span text:style-name="T2">6.2. </text:span>Контакты для связи: <text:span text:style-name="T5">tech@zvezdnoe-vereteno.ru</text:span>.<text:line-break/><text:span text:style-name="T2">6.3. </text:span>Реквизиты Оператора:<text:line-break/>Индивидуальный предприниматель Рудык Леонид Андреевич<text:line-break/>ИНН: 772078470707<text:line-break/>ОГРНИП: 318774600640774<text:line-break/>Дата регистрации: 23.11.2018<text:line-break/>Регистратор: Межрайонная инспекция ФНС № 46 по г. Москве<text:line-break/>Налоговый орган: Инспекция ФНС № 20 по г. Москве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12:37:47.721959199</meta:creation-date>
    <dc:date>2025-09-23T13:43:15.388120229</dc:date>
    <meta:editing-duration>PT2H6M17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4" meta:paragraph-count="33" meta:word-count="1249" meta:character-count="9964" meta:non-whitespace-character-count="8746"/>
  </office:meta>
</office:document-meta>
</file>